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 style:list-style-name="L1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 style:list-style-name="L2">
      <style:text-properties style:text-underline-style="none"/>
    </style:style>
    <style:style style:name="P5" style:family="paragraph" style:parent-style-name="Standard" style:list-style-name="L2"/>
    <style:style style:name="T1" style:family="text">
      <style:text-properties style:text-underline-style="none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71791166" text:style-name="L1">
        <text:list-item>
          <text:p text:style-name="P2"><text:s/>Trabajando con TC.</text:p>
        </text:list-item>
      </text:list>
      <text:p text:style-name="P1"/>
      <text:p text:style-name="P1"><text:tab/>Con tc podemos realizar las siguientes acciones:</text:p>
      <text:p text:style-name="P1"/>
      <text:list xml:id="list454905604" text:style-name="L2">
        <text:list-item>
          <text:list>
            <text:list-item>
              <text:p text:style-name="P4">add: añade una clase, qdisc o filtro al nodo correspondiente.</text:p>
              <text:p text:style-name="P4">Se debe tener en cuenta que a la hora de crear cualquiera de estas entidades el nodo que será su padre deberá ser valido, ya sea teniendo un ID válido o bien porque este sea el nodo raíz donde se encuentra el dispositivo asociado.</text:p>
              <text:p text:style-name="P4"/>
            </text:list-item>
            <text:list-item>
              <text:p text:style-name="P4">remove: elimina el qdisc que corresponda con el identificador 'handler' que se ha indicado.</text:p>
              <text:p text:style-name="P4">Todos los nodos que dependan de él serán eliminadas a su vez, así como sus correspondientes filtros.</text:p>
              <text:p text:style-name="P4"/>
            </text:list-item>
            <text:list-item>
              <text:p text:style-name="P4">change: permite cambiar las características de las entidades creadas. </text:p>
              <text:p text:style-name="P4">No sirve para mover nodos, es decir, no pueden cambiarse sus padres.</text:p>
              <text:p text:style-name="P4"/>
            </text:list-item>
            <text:list-item>
              <text:p text:style-name="P4">replace: reemplaza un nodo por otro, realiza una operación (casi) atómica add/remove sobre alguna de las entidades existentes.</text:p>
              <text:p text:style-name="P4">Si el nodo que será reemplazado por otro no existe, se creará antes de reemplazarlo.</text:p>
              <text:p text:style-name="P4"/>
            </text:list-item>
            <text:list-item>
              <text:p text:style-name="P4">link: realiza una sustitución, al igual que replace, pero en este caso el nodo debe exisitir previamente y solo puede utilizarse para qdisc.</text:p>
              <text:p text:style-name="P4"/>
            </text:list-item>
            <text:list-item>
              <text:p text:style-name="P4">Show: comando que permite mostrar información sobre los arboles creados, tiene disponible una serie de opciones.</text:p>
              <text:list>
                <text:list-item>
                  <text:list>
                    <text:list-item>
                      <text:p text:style-name="P5"><text:span text:style-name="T1">-s, -stats, -statistic: muestra estadísticas. </text:span></text:p>
                      <text:p text:style-name="P4"></text:p>
                    </text:list-item>
                    <text:list-item>
                      <text:p text:style-name="P4">-d, -details: muestra en la salida información más detallada sobre las tasas y tamaños de las casillas. </text:p>
                      <text:p text:style-name="P4"></text:p>
                    </text:list-item>
                    <text:list-item>
                      <text:p text:style-name="P4">-r, -raw: muestra valores de salida como <text:s/>hexadecimales y en bruto (sin unidades) <text:s/>para los ID de 'handler' </text:p>
                      <text:p text:style-name="P4"></text:p>
                    </text:list-item>
                    <text:list-item>
                      <text:p text:style-name="P4">-p, -pretty: decodifica los filtros de offset y los valores de la máscara en sus equivalentes comandos de filtro basados en TCP / IP. </text:p>
                      <text:p text:style-name="P4"></text:p>
                    </text:list-item>
                    <text:list-item>
                      <text:p text:style-name="P4">-iec: muestra las tasas en unidades de IEC (es decir, 1 K = 1024). 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i </meta:initial-creator>
    <meta:creation-date>2011-04-28T12:27:53</meta:creation-date>
    <dc:date>2011-04-30T14:09:16</dc:date>
    <dc:creator>ali </dc:creator>
    <meta:editing-duration>PT03H20M12S</meta:editing-duration>
    <meta:editing-cycles>3</meta:editing-cycles>
    <meta:generator>OpenOffice.org/3.1$Linux OpenOffice.org_project/310m19$Build-9420</meta:generator>
    <meta:document-statistic meta:table-count="0" meta:image-count="0" meta:object-count="0" meta:page-count="1" meta:paragraph-count="21" meta:word-count="286" meta:character-count="1642"/>
  </office:meta>
</office:document-meta>
</file>